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byssinica SIL" svg:font-family="'Abyssinica SIL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" svg:font-family="'Droid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byssinica SIL1" svg:font-family="'Abyssinica SI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</style:style>
    <style:style style:name="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7" style:family="graphic" style:parent-style-name="Graphics">
      <style:graphic-properties draw:stroke="none" draw:fill="none" draw:luminance="0%" draw:contrast="0%" fo:clip="rect(0cm, 0cm, 0cm, 0cm)" draw:image-opacity="94%" style:mirror="none"/>
    </style:style>
    <style:style style:name="pr1" style:family="presentation" style:parent-style-name="Master2-Layout7-blank-Blank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2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6" style:family="presentation" style:parent-style-name="Master2-Layout7-blank-Blank-title">
      <style:graphic-properties draw:stroke="none" draw:fill="none" draw:textarea-horizontal-align="center" draw:textarea-vertical-align="middle" draw:auto-grow-height="false" draw:auto-grow-width="false" fo:min-height="3.506cm" fo:padding-top="0cm" fo:padding-bottom="0cm" fo:padding-left="0cm" fo:padding-right="0cm" fo:wrap-option="wrap"/>
    </style:style>
    <style:style style:name="pr7" style:family="presentation" style:parent-style-name="Master2-Layout7-blank-Blank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.663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.663cm" fo:line-height="100%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7" style:family="paragraph">
      <style:paragraph-properties style:writing-mode="lr-tb" style:font-independent-line-spacing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0000" style:text-line-through-style="none" style:text-line-through-type="none" style:text-position="0% 100%" style:font-name="Liberation Serif" fo:font-size="4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50505" style:text-line-through-style="none" style:text-line-through-type="none" style:text-position="0% 100%" style:font-name="Liberation Serif" fo:font-size="4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50505" style:text-line-through-style="none" style:text-line-through-type="none" style:text-position="0% 100%" style:font-name="Liberation Serif" fo:font-size="36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Liberation Serif" fo:font-size="4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font-variant="normal" fo:text-transform="none" fo:color="#050505" style:text-line-through-style="none" style:text-line-through-type="none" style:text-position="0% 100%" style:font-name="Liberation Sans2" fo:font-size="4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Liberation Serif" fo:font-size="58.7000007629395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58.7000007629395pt" style:font-style-asian="normal" style:font-weight-asian="normal" style:font-size-complex="58.7000007629395pt" style:font-style-complex="normal" style:font-weight-complex="normal"/>
    </style:style>
    <style:style style:name="T8" style:family="text">
      <style:text-properties fo:font-variant="normal" fo:text-transform="none" fo:color="#050505" style:text-line-through-style="none" style:text-line-through-type="none" style:text-position="0% 100%" style:font-name="Liberation Sans2" fo:font-size="32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50505" style:text-line-through-style="none" style:text-line-through-type="none" style:text-position="0% 100%" style:font-name="Liberation Sans2" fo:font-size="36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variant="normal" fo:text-transform="none" fo:color="#050505" style:text-line-through-style="none" style:text-line-through-type="none" style:text-position="0% 100%" style:font-name="Liberation Serif" fo:font-size="58.7000007629395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58.7000007629395pt" style:font-style-asian="normal" style:font-weight-asian="normal" style:font-size-complex="58.7000007629395pt" style:font-style-complex="normal" style:font-weight-complex="normal"/>
    </style:style>
    <style:style style:name="T11" style:family="text">
      <style:text-properties fo:font-variant="normal" fo:text-transform="none" fo:color="#050505" style:text-line-through-style="none" style:text-line-through-type="none" style:text-position="0% 100%" style:font-name="Liberation Sans2" fo:font-size="42.7000007629395pt" fo:letter-spacing="normal" fo:language="en" fo:country="IN" fo:font-style="italic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42.7000007629395pt" style:font-style-asian="italic" style:font-weight-asian="normal" style:font-size-complex="42.7000007629395pt" style:font-style-complex="italic" style:font-weight-complex="normal"/>
    </style:style>
    <style:style style:name="T12" style:family="text">
      <style:text-properties fo:font-variant="normal" fo:text-transform="none" fo:color="#050505" style:text-line-through-style="none" style:text-line-through-type="none" style:text-position="0% 100%" style:font-name="Liberation Sans2" fo:font-size="42.7000007629395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42.7000007629395pt" style:font-style-asian="normal" style:font-weight-asian="normal" style:font-size-complex="42.7000007629395pt" style:font-style-complex="normal" style:font-weight-complex="normal"/>
    </style:style>
    <style:style style:name="T13" style:family="text">
      <style:text-properties fo:font-variant="normal" fo:text-transform="none" fo:color="#050505" style:text-line-through-style="none" style:text-line-through-type="none" style:text-position="0% 100%" style:font-name="Liberation Sans2" fo:font-size="42.7000007629395pt" fo:letter-spacing="normal" fo:language="en" fo:country="IN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42.7000007629395pt" style:font-style-asian="normal" style:font-weight-asian="normal" style:font-size-complex="42.7000007629395pt" style:font-style-complex="normal" style:font-weight-complex="normal"/>
    </style:style>
    <style:style style:name="T14" style:family="text">
      <style:text-properties fo:font-variant="normal" fo:text-transform="none" fo:color="#050505" style:text-line-through-style="none" style:text-line-through-type="none" style:text-position="0% 100%" style:font-name="Liberation Sans2" fo:font-size="40pt" fo:letter-spacing="normal" fo:language="en" fo:country="IN" fo:font-style="italic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40pt" style:font-style-asian="italic" style:font-weight-asian="normal" style:font-size-complex="40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ans" fo:font-size="36pt" fo:letter-spacing="normal" fo:language="en" fo:country="IN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Droid Sans" style:font-size-asian="36pt" style:font-style-asian="normal" style:font-weight-asian="bold" style:font-name-complex="FreeSans1" style:font-size-complex="36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roid Sans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IN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Droid Sans" style:font-size-asian="32pt" style:font-style-asian="normal" style:font-weight-asian="bold" style:font-name-complex="FreeSans1" style:font-size-complex="3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50505" style:text-line-through-style="none" style:text-line-through-type="none" style:text-position="0% 100%" style:font-name="Liberation Sans2" fo:font-size="2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roid Sans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language="en" fo:country="IN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Droid Sans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roid Sans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byssinica SIL1" fo:font-size="4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roid Sans" style:font-size-asian="44pt" style:font-style-asian="normal" style:font-weight-asian="normal" style:font-name-complex="FreeSans1" style:font-size-complex="44pt" style:font-style-complex="normal" style:font-weight-complex="normal"/>
    </style:style>
    <style:style style:name="T25" style:family="text">
      <style:text-properties fo:font-variant="normal" fo:text-transform="none" fo:color="#ff3333" style:text-line-through-style="none" style:text-line-through-type="none" style:text-position="0% 100%" style:font-name="Abyssinica SIL1" fo:font-size="44pt" fo:letter-spacing="normal" fo:language="en" fo:country="IN" fo:font-style="normal" fo:text-shadow="1pt 1pt" style:text-underline-style="none" fo:font-weight="normal" style:text-underline-mode="continuous" style:text-overline-mode="continuous" style:text-line-through-mode="continuous" style:letter-kerning="true" style:font-name-asian="Droid Sans" style:font-size-asian="44pt" style:font-style-asian="normal" style:font-weight-asian="normal" style:font-name-complex="FreeSans1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50505" fo:font-size="25%"/>
      </text:list-level-style-bullet>
      <text:list-level-style-bullet text:level="2" text:bullet-char="●">
        <style:list-level-properties text:space-before="1.905cm"/>
        <style:text-properties fo:font-family="StarSymbol" fo:color="#050505" fo:font-size="25%"/>
      </text:list-level-style-bullet>
      <text:list-level-style-bullet text:level="3" text:bullet-char="●">
        <style:list-level-properties text:space-before="3.175cm"/>
        <style:text-properties fo:font-family="StarSymbol" fo:color="#050505" fo:font-size="25%"/>
      </text:list-level-style-bullet>
      <text:list-level-style-bullet text:level="4" text:bullet-char="●">
        <style:list-level-properties text:space-before="4.445cm"/>
        <style:text-properties fo:font-family="StarSymbol" fo:color="#050505" fo:font-size="25%"/>
      </text:list-level-style-bullet>
      <text:list-level-style-bullet text:level="5" text:bullet-char="●">
        <style:list-level-properties text:space-before="5.715cm"/>
        <style:text-properties fo:font-family="StarSymbol" fo:color="#050505" fo:font-size="25%"/>
      </text:list-level-style-bullet>
      <text:list-level-style-bullet text:level="6" text:bullet-char="●">
        <style:list-level-properties text:space-before="6.985cm"/>
        <style:text-properties fo:font-family="StarSymbol" fo:color="#050505" fo:font-size="25%"/>
      </text:list-level-style-bullet>
      <text:list-level-style-bullet text:level="7" text:bullet-char="●">
        <style:list-level-properties text:space-before="8.255cm"/>
        <style:text-properties fo:font-family="StarSymbol" fo:color="#050505" fo:font-size="25%"/>
      </text:list-level-style-bullet>
      <text:list-level-style-bullet text:level="8" text:bullet-char="●">
        <style:list-level-properties text:space-before="9.525cm"/>
        <style:text-properties fo:font-family="StarSymbol" fo:color="#050505" fo:font-size="25%"/>
      </text:list-level-style-bullet>
      <text:list-level-style-bullet text:level="9" text:bullet-char="●">
        <style:list-level-properties text:space-before="10.795cm"/>
        <style:text-properties fo:font-family="StarSymbol" fo:color="#050505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Blank" presentation:presentation-page-layout-name="AL1T13">
        <draw:frame draw:name="Subtitle 1" presentation:style-name="pr1" draw:text-style-name="P2" draw:layer="layout" svg:width="22.799cm" svg:height="12.179cm" svg:x="5cm" svg:y="0.421cm" presentation:class="subtitle">
          <draw:text-box>
            <text:p text:style-name="P1"><text:span text:style-name="T1">THE DHCP</text:span></text:p>
            <text:p text:style-name="P1"><text:span text:style-name="T2"/></text:p>
            <text:p text:style-name="P1"><text:span text:style-name="T3">(Dynamic Host Configuration Protocol)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2.749cm" svg:height="9.56cm" svg:x="4.128cm" svg:y="2.5cm" draw:page-number="1" presentation:class="page"/>
          <draw:frame draw:name="Notes Placeholder 2" presentation:style-name="pr2" draw:text-style-name="P2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2" draw:style-name="dp1" draw:master-page-name="Master2-Layout7-blank-Blank" presentation:presentation-page-layout-name="AL1T13">
        <draw:frame draw:name="Title 1" presentation:style-name="pr3" draw:text-style-name="P2" draw:layer="layout" svg:width="22.5cm" svg:height="3.467cm" svg:x="5cm" svg:y="0.4cm" presentation:class="title">
          <draw:text-box>
            <text:p text:style-name="P4"><text:span text:style-name="T5">Requirements for connection..</text:span></text:p>
          </draw:text-box>
        </draw:frame>
        <draw:frame draw:name="Text Placeholder 2" presentation:style-name="pr4" draw:text-style-name="P2" draw:layer="layout" svg:width="22.5cm" svg:height="12.179cm" svg:x="4.5cm" svg:y="5.066cm" presentation:class="outline">
          <draw:text-box>
            <text:list text:style-name="L4">
              <text:list-item>
                <text:p text:style-name="P5"><text:span text:style-name="T6">Normally a computer that needs to communicate over a network needs to know:</text:span></text:p>
              </text:list-item>
              <text:list-item>
                <text:p text:style-name="P5"><text:span text:style-name="T6">1. The IP address of the computer.</text:span></text:p>
              </text:list-item>
              <text:list-item>
                <text:p text:style-name="P5"><text:span text:style-name="T6">2. The subnet mask of the computer.</text:span></text:p>
              </text:list-item>
              <text:list-item>
                <text:p text:style-name="P5"><text:span text:style-name="T6">3. The IP address of a router.</text:span></text:p>
              </text:list-item>
              <text:list-item>
                <text:p text:style-name="P5"><text:span text:style-name="T6">4. The IP address of a name server.</text:span></text:p>
              </text:list-item>
              <text:list-item>
                <text:p text:style-name="P5"><text:span text:style-name="T6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2.749cm" svg:height="9.56cm" svg:x="4.128cm" svg:y="2.5cm" draw:page-number="2" presentation:class="page"/>
          <draw:frame draw:name="Notes Placeholder 2"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aster2-Layout7-blank-Blank" presentation:presentation-page-layout-name="AL1T13">
        <draw:frame draw:name="Title 1" presentation:style-name="pr3" draw:text-style-name="P2" draw:layer="layout" svg:width="22.5cm" svg:height="3.467cm" svg:x="4.5cm" svg:y="0.8cm" presentation:class="title">
          <draw:text-box>
            <text:p text:style-name="P4"><text:span text:style-name="T7">What is DHCP?</text:span></text:p>
          </draw:text-box>
        </draw:frame>
        <draw:frame draw:name="Text Placeholder 2" presentation:style-name="pr4" draw:text-style-name="P2" draw:layer="layout" svg:width="22.5cm" svg:height="12.179cm" svg:x="4.5cm" svg:y="5.066cm" presentation:class="outline">
          <draw:text-box>
            <text:list text:style-name="L5">
              <text:list-item>
                <text:p text:style-name="P5"><text:span text:style-name="T8">DHCP is a network protocol that enables a server to automatically assign an IP address to a computer.</text:span></text:p>
              </text:list-item>
              <text:list-item>
                <text:p text:style-name="P5"><text:span text:style-name="T8"/></text:p>
              </text:list-item>
              <text:list-item>
                <text:p text:style-name="P5"><text:span text:style-name="T8"><text:s/></text:span><text:span text:style-name="T8">The purpose of DHCP is to provide the dynamic allocation of IP client configuraton for a specific time period ( called as lease period)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2.749cm" svg:height="9.56cm" svg:x="4.128cm" svg:y="2.5cm" draw:page-number="3" presentation:class="page"/>
          <draw:frame draw:name="Notes Placeholder 2"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aster2-Layout7-blank-Blank" presentation:presentation-page-layout-name="AL1T13">
        <draw:frame draw:name="Title 1" presentation:style-name="pr3" draw:text-style-name="P2" draw:layer="layout" svg:width="22.5cm" svg:height="3.467cm" svg:x="4.5cm" svg:y="0.8cm" presentation:class="title">
          <draw:text-box>
            <text:p text:style-name="P4"><text:span text:style-name="T7">DHCP allocation models</text:span></text:p>
          </draw:text-box>
        </draw:frame>
        <draw:frame draw:name="Text Placeholder 2" presentation:style-name="pr4" draw:text-style-name="P2" draw:layer="layout" svg:width="22.5cm" svg:height="12.179cm" svg:x="4.5cm" svg:y="5.066cm" presentation:class="outline">
          <draw:text-box>
            <text:list text:style-name="L4">
              <text:list-item>
                <text:p text:style-name="P5"><text:span text:style-name="T9"/></text:p>
              </text:list-item>
              <text:list-item>
                <text:p text:style-name="P5"><text:span text:style-name="T9">There are three types of models-</text:span></text:p>
              </text:list-item>
            </text:list>
            <text:list text:style-name="L5">
              <text:list-item>
                <text:p text:style-name="P5"><text:span text:style-name="T9">Dynamic allocation</text:span></text:p>
              </text:list-item>
              <text:list-item>
                <text:p text:style-name="P5"><text:span text:style-name="T9">Automatic allocation</text:span></text:p>
              </text:list-item>
              <text:list-item>
                <text:p text:style-name="P5"><text:span text:style-name="T9">Static allocation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2.749cm" svg:height="9.56cm" svg:x="4.128cm" svg:y="2.5cm" draw:page-number="4" presentation:class="page"/>
          <draw:frame draw:name="Notes Placeholder 2"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aster2-Layout7-blank-Blank" presentation:presentation-page-layout-name="AL1T13">
        <draw:frame draw:name="Title 1" presentation:style-name="pr3" draw:text-style-name="P2" draw:layer="layout" svg:width="22.5cm" svg:height="3.467cm" svg:x="4.5cm" svg:y="0.8cm" presentation:class="title">
          <draw:text-box>
            <text:p text:style-name="P4"><text:span text:style-name="T10">..models continued</text:span></text:p>
          </draw:text-box>
        </draw:frame>
        <draw:frame draw:name="Text Placeholder 2" presentation:style-name="pr4" draw:text-style-name="P2" draw:layer="layout" svg:width="22.5cm" svg:height="12.179cm" svg:x="4.5cm" svg:y="5.066cm" presentation:class="outline">
          <draw:text-box>
            <text:list text:style-name="L5">
              <text:list-item>
                <text:p text:style-name="P5"><text:span text:style-name="T11">Dynamic allocation </text:span><text:span text:style-name="T12">– server choose and allocate an IP address for finite lease time.</text:span></text:p>
              </text:list-item>
              <text:list-item>
                <text:p text:style-name="P5"><text:span text:style-name="T13">Automatic allocation</text:span><text:span text:style-name="T12"> – server allocates an IP address for an infinite lease time.</text:span></text:p>
              </text:list-item>
              <text:list-item>
                <text:p text:style-name="P5"><text:span text:style-name="T13">Static allocation</text:span><text:span text:style-name="T12"> – server allocates an <text:s/>IP address which has been chosen by the administrator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2.749cm" svg:height="9.56cm" svg:x="4.128cm" svg:y="2.5cm" draw:page-number="5" presentation:class="page"/>
          <draw:frame draw:name="Notes Placeholder 2"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aster2-Layout7-blank-Blank" presentation:presentation-page-layout-name="AL1T13">
        <draw:frame draw:name="Title 1" presentation:style-name="pr3" draw:text-style-name="P2" draw:layer="layout" svg:width="22.5cm" svg:height="3.467cm" svg:x="4.5cm" svg:y="0.8cm" presentation:class="title">
          <draw:text-box>
            <text:p text:style-name="P4"><text:span text:style-name="T7">How DHCP works??</text:span></text:p>
          </draw:text-box>
        </draw:frame>
        <draw:frame draw:name="Text Placeholder 2" presentation:style-name="pr4" draw:text-style-name="P2" draw:layer="layout" svg:width="22.5cm" svg:height="12.179cm" svg:x="4.5cm" svg:y="5.066cm" presentation:class="outline">
          <draw:text-box>
            <text:list text:style-name="L4">
              <text:list-item>
                <text:p text:style-name="P5"><text:span text:style-name="T12">This allocation of IP to a client takes place as follows-</text:span></text:p>
              </text:list-item>
              <text:list-item>
                <text:p text:style-name="P5"><text:span text:style-name="T12">1. Initialization</text:span></text:p>
              </text:list-item>
              <text:list-item>
                <text:p text:style-name="P5"><text:span text:style-name="T12">2. Selection</text:span></text:p>
              </text:list-item>
              <text:list-item>
                <text:p text:style-name="P5"><text:span text:style-name="T12">3. Request</text:span></text:p>
              </text:list-item>
              <text:list-item>
                <text:p text:style-name="P5"><text:span text:style-name="T12">4. Bound</text:span></text:p>
              </text:list-item>
              <text:list-item>
                <text:p text:style-name="P5"><text:span text:style-name="T12">5. Renew</text:span></text:p>
              </text:list-item>
              <text:list-item>
                <text:p text:style-name="P5"><text:span text:style-name="T12">6. Rebind</text:span></text:p>
              </text:list-item>
              <text:list-item>
                <text:p text:style-name="P5"><text:span text:style-name="T12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2.749cm" svg:height="9.56cm" svg:x="4.128cm" svg:y="2.5cm" draw:page-number="6" presentation:class="page"/>
          <draw:frame draw:name="Notes Placeholder 2"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aster2-Layout7-blank-Blank" presentation:presentation-page-layout-name="AL1T13">
        <draw:frame draw:name="Title 1" presentation:style-name="pr6" draw:text-style-name="P2" draw:layer="layout" svg:width="22.5cm" svg:height="3.467cm" svg:x="4.5cm" svg:y="0.8cm" presentation:class="title" presentation:placeholder="true">
          <draw:text-box/>
        </draw:frame>
        <draw:frame draw:name="Picture Placeholder 2" draw:style-name="gr3" draw:layer="layout" svg:width="22.5cm" svg:height="19.6cm" svg:x="4.5cm" svg:y="0.8cm" presentation:class="graphic">
          <draw:image xlink:href="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2.749cm" svg:height="9.56cm" svg:x="4.128cm" svg:y="2.5cm" draw:page-number="7" presentation:class="page"/>
          <draw:frame draw:name="Notes Placeholder 2"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aster2-Layout7-blank-Blank" presentation:presentation-page-layout-name="AL1T13">
        <draw:frame draw:name="Title 1" presentation:style-name="pr3" draw:text-style-name="P2" draw:layer="layout" svg:width="22.5cm" svg:height="6.885cm" svg:x="4.5cm" svg:y="-0.909cm" presentation:class="title">
          <draw:text-box>
            <text:p text:style-name="P4"><text:span text:style-name="T10"><text:line-break/></text:span><text:span text:style-name="T10">..procedure continued</text:span><text:span text:style-name="T10"><text:line-break/></text:span><text:span text:style-name="T10"/></text:p>
          </draw:text-box>
        </draw:frame>
        <draw:frame draw:name="Text Placeholder 2" presentation:style-name="pr4" draw:text-style-name="P2" draw:layer="layout" svg:width="22.5cm" svg:height="12.179cm" svg:x="4.4cm" svg:y="5.166cm" presentation:class="outline">
          <draw:text-box>
            <text:list text:style-name="L4">
              <text:list-item>
                <text:p text:style-name="P5"><text:span text:style-name="T11"/></text:p>
              </text:list-item>
            </text:list>
            <text:list text:style-name="L5">
              <text:list-item>
                <text:p text:style-name="P5"><text:span text:style-name="T11">Initialization to selection state:</text:span></text:p>
              </text:list-item>
              <text:list-item>
                <text:p text:style-name="P5"><text:span text:style-name="T9">when the DHCP client first starts it is in the initializing state <text:s/>the client sends a request message called DHCP DISCOVER message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2.749cm" svg:height="9.56cm" svg:x="4.128cm" svg:y="2.5cm" draw:page-number="8" presentation:class="page"/>
          <draw:frame draw:name="Notes Placeholder 2"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aster2-Layout7-blank-Blank" presentation:presentation-page-layout-name="AL1T13">
        <draw:frame draw:name="Title 1" presentation:style-name="pr3" draw:text-style-name="P2" draw:layer="layout" svg:width="22.5cm" svg:height="3.467cm" svg:x="4.5cm" svg:y="0.8cm" presentation:class="title">
          <draw:text-box>
            <text:p text:style-name="P4"><text:span text:style-name="T10">..procedure continued</text:span></text:p>
          </draw:text-box>
        </draw:frame>
        <draw:frame draw:name="Text Placeholder 2" presentation:style-name="pr4" draw:text-style-name="P2" draw:layer="layout" svg:width="22.5cm" svg:height="12.179cm" svg:x="4.5cm" svg:y="5.066cm" presentation:class="outline">
          <draw:text-box>
            <text:list text:style-name="L5">
              <text:list-item>
                <text:p text:style-name="P5"><text:span text:style-name="T14">Selection to Request state:</text:span></text:p>
              </text:list-item>
              <text:list-item>
                <text:p text:style-name="P5"><text:span text:style-name="T9">one or more server respond to request message with a DHCP OFFER message. Client choose the best offer and negotiate by sending DHCP REQUEST message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2.749cm" svg:height="9.56cm" svg:x="4.128cm" svg:y="2.5cm" draw:page-number="9" presentation:class="page"/>
          <draw:frame draw:name="Notes Placeholder 2"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aster2-Layout7-blank-Blank" presentation:presentation-page-layout-name="AL1T13">
        <draw:frame draw:name="Title 1" presentation:style-name="pr3" draw:text-style-name="P2" draw:layer="layout" svg:width="22.5cm" svg:height="3.467cm" svg:x="4.5cm" svg:y="0.8cm" presentation:class="title">
          <draw:text-box>
            <text:p text:style-name="P4"><text:span text:style-name="T10">..procedure continued</text:span></text:p>
          </draw:text-box>
        </draw:frame>
        <draw:frame draw:name="Text Placeholder 2" presentation:style-name="pr4" draw:text-style-name="P2" draw:layer="layout" svg:width="22.5cm" svg:height="12.179cm" svg:x="4.5cm" svg:y="5.066cm" presentation:class="outline">
          <draw:text-box>
            <text:list text:style-name="L5">
              <text:list-item>
                <text:p text:style-name="P5"><text:span text:style-name="T11">Request state to Bound state:</text:span></text:p>
              </text:list-item>
              <text:list-item>
                <text:p text:style-name="P5"><text:span text:style-name="T12">The server responds to the request message with a positive acknowledgement ( DHCP ACK) and puts the client in the bound state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2.749cm" svg:height="9.56cm" svg:x="4.128cm" svg:y="2.5cm" draw:page-number="10" presentation:class="page"/>
          <draw:frame draw:name="Notes Placeholder 2"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aster2-Layout7-blank-Blank" presentation:presentation-page-layout-name="AL1T13">
        <draw:frame draw:name="Picture 1" draw:style-name="gr4" draw:layer="layout" svg:width="18.837cm" svg:height="11.377cm" svg:x="5.963cm" svg:y="2.6cm">
          <draw:image xlink:href="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2.749cm" svg:height="9.56cm" svg:x="4.128cm" svg:y="2.5cm" draw:page-number="11" presentation:class="page"/>
          <draw:frame draw:name="Notes Placeholder 2"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aster2-Layout7-blank-Blank" presentation:presentation-page-layout-name="AL1T13">
        <draw:frame draw:name="TextBox 1" draw:style-name="gr5" draw:text-style-name="P7" draw:layer="layout" svg:width="73.595cm" svg:height="8.003cm" svg:x="5.6cm" svg:y="1.2cm">
          <draw:text-box>
            <text:p text:style-name="P6"><text:span text:style-name="T15">Bound state to Renew state:</text:span></text:p>
            <text:p text:style-name="P6"><text:span text:style-name="T16">After the client reaches 50% of lease time it sends a DHCP request message for a lease renewal and moves to the renew state.</text:span></text:p>
            <text:p text:style-name="P6"><text:span text:style-name="T16">If the server approves the lease renewal the client moves from renew state to bound state and continue using its original IP address.</text:span></text:p>
            <text:p text:style-name="P6"><text:span text:style-name="T16"/></text:p>
            <text:p text:style-name="P6"><text:span text:style-name="T17">Renew state to Rebind state:</text:span></text:p>
            <text:p text:style-name="P6"><text:span text:style-name="T16">If the client does not receive the response from the server within the 87.5% of the lease time it moves to the and sends a DHCP request message.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2.749cm" svg:height="9.56cm" svg:x="4.128cm" svg:y="2.5cm" draw:page-number="12" presentation:class="page"/>
          <draw:frame draw:name="Notes Placeholder 2"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aster2-Layout7-blank-Blank" presentation:presentation-page-layout-name="AL1T13">
        <draw:frame draw:name="TextBox 1" draw:style-name="gr5" draw:text-style-name="P7" draw:layer="layout" svg:width="75.559cm" svg:height="5.471cm" svg:x="5.2cm" svg:y="1cm">
          <draw:text-box>
            <text:p text:style-name="P6"><text:span text:style-name="T15">Rebind state to Bound state:</text:span></text:p>
            <text:p text:style-name="P6"><text:span text:style-name="T16"/></text:p>
            <text:p text:style-name="P6"><text:span text:style-name="T16">If the client receive a DHCP acknowledgement it goes to the bound state and resets the timer.</text:span></text:p>
            <text:p text:style-name="P6"><text:span text:style-name="T16">If the client receive a negative response from the server the client moves to the initialization state and begins the process of acquiring new IP address.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2.749cm" svg:height="9.56cm" svg:x="4.128cm" svg:y="2.5cm" draw:page-number="13" presentation:class="page"/>
          <draw:frame draw:name="Notes Placeholder 2"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lide20" draw:style-name="dp1" draw:master-page-name="Master2-Layout7-blank-Blank" presentation:presentation-page-layout-name="AL1T13">
        <draw:frame draw:name="TextBox 1" draw:style-name="gr6" draw:text-style-name="P2" draw:layer="layout" svg:width="20.861cm" svg:height="10.923cm" svg:x="5.496cm" svg:y="0.999cm">
          <draw:text-box>
            <text:p text:style-name="P8"><text:span text:style-name="T18">Important points:</text:span></text:p>
            <text:p text:style-name="P8"><text:span text:style-name="T18">1.You have to manually configure the internet settings in your device(in which DHCP server is installed) because server cannot decide its settings itself.</text:span></text:p>
            <text:p text:style-name="P8"><text:span text:style-name="T18">2. In the client computer select the internet settings to DHCP and start the DHCP server in the other computer(make sure they are connected,I did it through Ethernet cable).</text:span></text:p>
            <text:p text:style-name="P8"><text:span text:style-name="T18">3.Then type ifconfig in client computer and you will see settings that you defined in dhcpd.conf file in the server computer present there.</text:span></text:p>
            <text:p text:style-name="P8"><text:span text:style-name="T18">4.This shows that settings have been assigned by the server.</text:span></text:p>
            <text:p text:style-name="P8"><text:span text:style-name="T18">5.It is better to check connectivity first by ping command to solve such issues by pinging from client to server.</text:span></text:p>
            <text:p text:style-name="P8"><text:span text:style-name="T19"/></text:p>
          </draw:text-box>
        </draw:frame>
        <presentation:notes draw:style-name="dp3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2-Layout7-blank-Blank" presentation:presentation-page-layout-name="AL1T13">
        <draw:frame draw:name="Title 1" presentation:style-name="pr3" draw:text-style-name="P2" draw:layer="layout" svg:width="22.5cm" svg:height="3.467cm" svg:x="4.5cm" svg:y="0.8cm" presentation:class="title">
          <draw:text-box>
            <text:p text:style-name="P4"><text:span text:style-name="T1">Now let's the implementation part</text:span></text:p>
          </draw:text-box>
        </draw:frame>
        <draw:frame draw:name="Text Placeholder 2" presentation:style-name="pr4" draw:text-style-name="P2" draw:layer="layout" svg:width="22.5cm" svg:height="12.179cm" svg:x="4.5cm" svg:y="5.066cm" presentation:class="outline">
          <draw:text-box>
            <text:list text:style-name="L4">
              <text:list-item>
                <text:p text:style-name="P5"><text:span text:style-name="T20">1. Install the DHCP server by typing the following command in terminal-</text:span></text:p>
              </text:list-item>
              <text:list-item>
                <text:p text:style-name="P5"><text:span text:style-name="T20">sudo apt-get install isc-dhcp-server</text:span></text:p>
              </text:list-item>
            </text:list>
          </draw:text-box>
        </draw:frame>
        <draw:frame draw:name="Picture 3" draw:style-name="gr4" draw:layer="layout" svg:width="21.4cm" svg:height="10cm" svg:x="5.4cm" svg:y="10cm">
          <draw:image xlink:href="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2.749cm" svg:height="9.56cm" svg:x="4.128cm" svg:y="2.5cm" draw:page-number="15" presentation:class="page"/>
          <draw:frame draw:name="Notes Placeholder 2"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aster2-Layout7-blank-Blank" presentation:presentation-page-layout-name="AL1T13">
        <draw:frame draw:name="TextBox 1" draw:style-name="gr5" draw:text-style-name="P7" draw:layer="layout" svg:width="25.699cm" svg:height="9.802cm" svg:x="2.744cm" svg:y="0.305cm">
          <draw:text-box>
            <text:p text:style-name="P6"><text:span text:style-name="T21">2. After installing the DHCP server we </text:span></text:p>
            <text:p text:style-name="P6"><text:span text:style-name="T21">need to make changes to the following configuration files-</text:span></text:p>
            <text:p text:style-name="P6"><text:span text:style-name="T21"/></text:p>
            <text:p text:style-name="P6"><text:span text:style-name="T21">a) <text:s/>first open the isc-dhcp-server file which is </text:span></text:p>
            <text:p text:style-name="P6"><text:span text:style-name="T21"><text:s text:c="10"/></text:span><text:span text:style-name="T21">located in </text:span><text:span text:style-name="T22">/etc/default/isc-dhcp-server.</text:span></text:p>
            <text:p text:style-name="P6"><text:span text:style-name="T21"><text:s text:c="3"/></text:span><text:span text:style-name="T21">After that add the interfaces to which you want </text:span></text:p>
            <text:p text:style-name="P6"><text:span text:style-name="T21"><text:s text:c="5"/></text:span><text:span text:style-name="T21">to run the DHCP server , I am doing for </text:span></text:p>
            <text:p text:style-name="P6"><text:span text:style-name="T21"><text:s text:c="3"/></text:span><text:span text:style-name="T21">ethernet which is represented by eth0.</text:span></text:p>
            <text:p text:style-name="P6"><text:span text:style-name="T23"/></text:p>
          </draw:text-box>
        </draw:frame>
        <draw:frame draw:name="Picture 2" draw:style-name="gr7" draw:layer="layout" svg:width="23cm" svg:height="9cm" svg:x="1.4cm" svg:y="10.107cm">
          <draw:image xlink:href="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2.749cm" svg:height="9.56cm" svg:x="4.128cm" svg:y="2.5cm" draw:page-number="16" presentation:class="page"/>
          <draw:frame draw:name="Notes Placeholder 2"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aster2-Layout7-blank-Blank" presentation:presentation-page-layout-name="AL1T13">
        <draw:frame draw:name="TextBox 1" draw:style-name="gr5" draw:text-style-name="P7" draw:layer="layout" svg:width="40.232cm" svg:height="3.566cm" svg:x="4.6cm" svg:y="0.519cm">
          <draw:text-box>
            <text:p text:style-name="P6"><text:span text:style-name="T21">You can always check for the interface you want to apply by opening the network manager.</text:span></text:p>
            <text:p text:style-name="P6"><text:span text:style-name="T21">2. After this open the dhcpd.conf which is <text:s/>located in /etc/dhcp/dhcpd.conf</text:span></text:p>
            <text:p text:style-name="P6"><text:span text:style-name="T21"/></text:p>
          </draw:text-box>
        </draw:frame>
        <draw:frame draw:name="Picture 2" draw:style-name="gr4" draw:layer="layout" svg:width="24.491cm" svg:height="14.503cm" svg:x="3cm" svg:y="6.2cm">
          <draw:image xlink:href="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2.749cm" svg:height="9.56cm" svg:x="4.128cm" svg:y="2.5cm" draw:page-number="17" presentation:class="page"/>
          <draw:frame draw:name="Notes Placeholder 2"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aster2-Layout7-blank-Blank" presentation:presentation-page-layout-name="AL1T13">
        <draw:frame draw:name="TextBox 1" draw:style-name="gr5" draw:text-style-name="P7" draw:layer="layout" svg:width="98.051cm" svg:height="2.783cm" svg:x="4.4cm" svg:y="0.4cm">
          <draw:text-box>
            <text:p text:style-name="P6"><text:span text:style-name="T16">Now you have to define lease time ( default and max lease time ) optional <text:s/>domain name and domain name servers , the range of IP addresses that <text:s/>you want DHCP server to assign to hosts , the network address , the subnet mask etc.</text:span></text:p>
          </draw:text-box>
        </draw:frame>
        <draw:frame draw:name="Picture 2" draw:style-name="gr4" draw:layer="layout" svg:width="25.421cm" svg:height="12.168cm" svg:x="-0.2cm" svg:y="10.6cm">
          <draw:image xlink:href="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2.749cm" svg:height="9.56cm" svg:x="4.128cm" svg:y="2.5cm" draw:page-number="18" presentation:class="page"/>
          <draw:frame draw:name="Notes Placeholder 2"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aster2-Layout7-blank-Blank" presentation:presentation-page-layout-name="AL1T13">
        <draw:frame draw:name="TextBox 1" draw:style-name="gr5" draw:text-style-name="P7" draw:layer="layout" svg:width="49.147cm" svg:height="7.986cm" svg:x="4.8cm" svg:y="1.8cm">
          <draw:text-box>
            <text:p text:style-name="P6"><text:span text:style-name="T21">After making changes to the configuration files <text:s/>, save them and start the DHCP server by typing the command-</text:span></text:p>
            <text:p text:style-name="P6"><text:span text:style-name="T22">Sudo service isc-dhcp-server start.</text:span></text:p>
            <text:p text:style-name="P6"><text:span text:style-name="T21">After this connect to the client via ethernet cable.</text:span></text:p>
            <text:p text:style-name="P6"><text:span text:style-name="T21">Make sure that the network settings are selected to DHCP at the client's site.</text:span></text:p>
            <text:p text:style-name="P6"><text:span text:style-name="T21">Now type the command </text:span><text:span text:style-name="T22">ifconfig</text:span><text:span text:style-name="T21"> at terminal at client's site.</text:span></text:p>
            <text:p text:style-name="P6"><text:span text:style-name="T21">You will notice that the ip assigned to client is in between the range we defined for the DHCP server.</text:span></text:p>
            <text:p text:style-name="P6"><text:span text:style-name="T21">You can check for the exact process running at the background by checking system log file.</text:span></text:p>
          </draw:text-box>
        </draw:frame>
        <draw:frame draw:name="TextBox 2" draw:style-name="gr5" draw:text-style-name="P7" draw:layer="layout" svg:width="0.68cm" svg:height="0.962cm" svg:x="26cm" svg:y="4cm">
          <draw:text-box>
            <text:p text:style-name="P6"><text:span text:style-name="T23"><text:s/>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2.749cm" svg:height="9.56cm" svg:x="4.128cm" svg:y="2.5cm" draw:page-number="19" presentation:class="page"/>
          <draw:frame draw:name="Notes Placeholder 2"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aster2-Layout7-blank-Blank" presentation:presentation-page-layout-name="AL1T13">
        <draw:frame draw:name="TextBox 1" draw:style-name="gr5" draw:text-style-name="P7" draw:layer="layout" svg:width="16.225cm" svg:height="3.367cm" svg:x="6cm" svg:y="6.8cm">
          <draw:text-box>
            <text:p text:style-name="P6"><text:span text:style-name="T24"><text:s text:c="7"/></text:span><text:span text:style-name="T25">That's all !</text:span></text:p>
            <text:p text:style-name="P6"><text:span text:style-name="T25"><text:s text:c="5"/></text:span><text:span text:style-name="T25">THANK <text:s/>YOU !!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3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2.749cm" svg:height="9.56cm" svg:x="4.128cm" svg:y="2.5cm" draw:page-number="20" presentation:class="page"/>
          <draw:frame draw:name="Notes Placeholder 2"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byssinica SIL" svg:font-family="'Abyssinica SIL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" svg:font-family="'Droid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byssinica SIL1" svg:font-family="'Abyssinica SI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DNA-background" style:family="presentation">
      <style:graphic-properties draw:stroke="none" draw:fill="solid" draw:fill-color="#ffffff"/>
      <style:text-properties style:letter-kerning="true"/>
    </style:style>
    <style:style style:name="Master2-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DN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DNA-outline1" style:family="presentation">
      <style:graphic-properties draw:stroke="none" draw:fill="none" draw:auto-grow-height="false" draw:fit-to-size="shrink-to-fit">
        <text:list-style style:name="Master2-DN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NA-outline2" style:family="presentation" style:parent-style-name="Master2-DNA-outline1">
      <style:paragraph-properties fo:margin-top="0cm" fo:margin-bottom="0.4cm"/>
      <style:text-properties fo:font-size="28pt" style:font-size-asian="28pt" style:font-size-complex="28pt"/>
    </style:style>
    <style:style style:name="Master2-DNA-outline3" style:family="presentation" style:parent-style-name="Master2-DNA-outline2">
      <style:paragraph-properties fo:margin-top="0cm" fo:margin-bottom="0.3cm"/>
      <style:text-properties fo:font-size="24pt" style:font-size-asian="24pt" style:font-size-complex="24pt"/>
    </style:style>
    <style:style style:name="Master2-DNA-outline4" style:family="presentation" style:parent-style-name="Master2-DNA-outline3">
      <style:paragraph-properties fo:margin-top="0cm" fo:margin-bottom="0.2cm"/>
      <style:text-properties fo:font-size="20pt" style:font-size-asian="20pt" style:font-size-complex="20pt"/>
    </style:style>
    <style:style style:name="Master2-DNA-outline5" style:family="presentation" style:parent-style-name="Master2-DNA-outline4">
      <style:paragraph-properties fo:margin-top="0cm" fo:margin-bottom="0.1cm"/>
      <style:text-properties fo:font-size="20pt" style:font-size-asian="20pt" style:font-size-complex="20pt"/>
    </style:style>
    <style:style style:name="Master2-DNA-outline6" style:family="presentation" style:parent-style-name="Master2-DNA-outline5">
      <style:paragraph-properties fo:margin-top="0cm" fo:margin-bottom="0.1cm"/>
      <style:text-properties fo:font-size="20pt" style:font-size-asian="20pt" style:font-size-complex="20pt"/>
    </style:style>
    <style:style style:name="Master2-DNA-outline7" style:family="presentation" style:parent-style-name="Master2-DNA-outline6">
      <style:paragraph-properties fo:margin-top="0cm" fo:margin-bottom="0.1cm"/>
      <style:text-properties fo:font-size="20pt" style:font-size-asian="20pt" style:font-size-complex="20pt"/>
    </style:style>
    <style:style style:name="Master2-DNA-outline8" style:family="presentation" style:parent-style-name="Master2-DNA-outline7">
      <style:paragraph-properties fo:margin-top="0cm" fo:margin-bottom="0.1cm"/>
      <style:text-properties fo:font-size="20pt" style:font-size-asian="20pt" style:font-size-complex="20pt"/>
    </style:style>
    <style:style style:name="Master2-DNA-outline9" style:family="presentation" style:parent-style-name="Master2-DNA-outline8">
      <style:paragraph-properties fo:margin-top="0cm" fo:margin-bottom="0.1cm"/>
      <style:text-properties fo:font-size="20pt" style:font-size-asian="20pt" style:font-size-complex="20pt"/>
    </style:style>
    <style:style style:name="Master2-DNA-subtitle" style:family="presentation">
      <style:graphic-properties draw:stroke="none" draw:fill="none" draw:textarea-vertical-align="middle">
        <text:list-style style:name="Master2-DN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NA-title" style:family="presentation">
      <style:graphic-properties draw:stroke="none" draw:fill="none" draw:textarea-vertical-align="middle">
        <text:list-style style:name="Master2-DN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cm" fo:margin-bottom="0.4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cm" fo:margin-bottom="0.3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cm" fo:margin-bottom="0.2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cm" fo:margin-bottom="0.1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cm" fo:margin-bottom="0.1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cm" fo:margin-bottom="0.1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cm" fo:margin-bottom="0.1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cm" fo:margin-bottom="0.1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DNA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DN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DN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DN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DN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11-vertTitleAndTx-Vertical-Title-a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9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0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P12" style:family="paragraph">
      <style:paragraph-properties fo:margin-left="0cm" fo:margin-right="0cm" fo:margin-top="0cm" fo:margin-bottom="0.663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.663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roid Sans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50505" style:text-line-through-style="none" style:text-line-through-type="none" style:text-position="0% 100%" style:font-name="Liberation Sans2" fo:font-size="42.700000762939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2.7000007629395pt" style:font-style-asian="normal" style:font-weight-asian="normal" style:font-size-complex="42.7000007629395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ans2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16" style:family="text">
      <style:text-properties fo:font-variant="normal" fo:text-transform="none" fo:color="#050505" style:text-line-through-style="none" style:text-line-through-type="none" style:text-position="0% 100%" style:font-name="Liberation Serif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7" style:family="text">
      <style:text-properties fo:font-variant="normal" fo:text-transform="none" fo:color="#050505" style:text-line-through-style="none" style:text-line-through-type="none" style:text-position="0% 100%" style:font-name="Liberation Sans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050505" style:text-line-through-style="none" style:text-line-through-type="none" style:text-position="0% 100%" style:font-name="Liberation Serif" fo:font-size="58.700000762939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8.7000007629395pt" style:font-style-asian="normal" style:font-weight-asian="normal" style:font-size-complex="58.7000007629395pt" style:font-style-complex="normal" style:font-weight-complex="normal"/>
    </style:style>
    <style:style style:name="MT19" style:family="text">
      <style:text-properties fo:font-variant="normal" fo:text-transform="none" fo:color="#898989" style:text-line-through-style="none" style:text-line-through-type="none" style:text-position="0% 100%" style:font-name="Liberation Sans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0" style:family="text">
      <style:text-properties fo:font-variant="normal" fo:text-transform="none" fo:color="#050505" style:text-line-through-style="none" style:text-line-through-type="none" style:text-position="0% 100%" style:font-name="Liberation Sans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1" style:family="text">
      <style:text-properties fo:font-variant="normal" fo:text-transform="none" fo:color="#050505" style:text-line-through-style="none" style:text-line-through-type="none" style:text-position="0% 100%" style:font-name="Liberation Serif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2" style:family="text">
      <style:text-properties fo:font-variant="normal" fo:text-transform="none" fo:color="#050505" style:text-line-through-style="none" style:text-line-through-type="none" style:text-position="0% 100%" style:font-name="Liberation Sans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50505" style:text-line-through-style="none" style:text-line-through-type="none" style:text-position="0% 100%" style:font-name="Liberation Sans2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4.848cm" svg:height="11.136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Click to 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DNA" style:page-layout-name="PM1" draw:style-name="Mdp1">
      <draw:frame draw:name="Picture 1" draw:style-name="Mgr3" draw:layer="backgroundobjects" svg:width="28.016cm" svg:height="21cm" svg:x="0cm" svg:y="0cm">
        <draw:image xlink:href="Pictures/image7.png" xlink:type="simple" xlink:show="embed" xlink:actuate="onLoad">
          <text:p/>
        </draw:image>
      </draw:frame>
      <draw:frame draw:name="Title Placeholder 2" presentation:style-name="Mpr73" draw:text-style-name="MP3" draw:layer="backgroundobjects" svg:width="22.5cm" svg:height="3.467cm" svg:x="4.5cm" svg:y="0.8cm" presentation:class="title">
        <draw:text-box>
          <text:p/>
        </draw:text-box>
      </draw:frame>
      <draw:frame draw:name="Text Placeholder 3" presentation:style-name="Mpr74" draw:text-style-name="MP3" draw:layer="backgroundobjects" svg:width="22.5cm" svg:height="12.179cm" svg:x="4.5cm" svg:y="5.066cm" presentation:class="outline">
        <draw:text-box>
          <text:list text:style-name="ML2">
            <text:list-item>
              <text:p text:style-name="MP12"><text:span text:style-name="MT1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75" draw:text-style-name="MP3" draw:layer="backgroundobjects" svg:width="6.523cm" svg:height="1.447cm" svg:x="4.4cm" svg:y="19.129cm" presentation:class="date-time">
        <draw:text-box>
          <text:p/>
        </draw:text-box>
      </draw:frame>
      <draw:frame draw:name="Footer Placeholder 5" presentation:style-name="Mpr75" draw:text-style-name="MP3" draw:layer="backgroundobjects" svg:width="8.875cm" svg:height="1.447cm" svg:x="11.075cm" svg:y="19.129cm" presentation:class="footer">
        <draw:text-box>
          <text:p/>
        </draw:text-box>
      </draw:frame>
      <draw:frame draw:name="Slide Number Placeholder 6" presentation:style-name="Mpr75" draw:text-style-name="MP3" draw:layer="backgroundobjects" svg:width="6.523cm" svg:height="1.447cm" svg:x="20.075cm" svg:y="19.129cm" presentation:class="page-number">
        <draw:text-box>
          <text:p text:style-name="MP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DNA-title" draw:layer="backgroundobjects" svg:width="14.848cm" svg:height="11.136cm" svg:x="3.075cm" svg:y="2.257cm" presentation:class="page"/>
        <draw:frame draw:name="Notes Placeholder 2" presentation:style-name="Mpr7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frame draw:name="Picture 6" draw:style-name="Mgr3" draw:layer="Master2-bg" svg:width="28.016cm" svg:height="21cm" svg:x="0cm" svg:y="0cm">
        <draw:image xlink:href="Pictures/image7.png" xlink:type="simple" xlink:show="embed" xlink:actuate="onLoad">
          <text:p/>
        </draw:image>
      </draw:frame>
      <draw:frame draw:name="Title 1" presentation:style-name="Mpr78" draw:text-style-name="MP3" draw:layer="backgroundobjects" svg:width="20.999cm" svg:height="7.311cm" svg:x="3.501cm" svg:y="3.435cm" presentation:class="title">
        <draw:text-box>
          <text:p text:style-name="MP9"><text:span text:style-name="MT16">Click to edit Master title style</text:span></text:p>
        </draw:text-box>
      </draw:frame>
      <draw:frame draw:name="Subtitle 2" presentation:style-name="Mpr79" draw:text-style-name="MP3" draw:layer="backgroundobjects" svg:width="20.999cm" svg:height="5.071cm" svg:x="3.501cm" svg:y="11.029cm" presentation:class="subtitle">
        <draw:text-box>
          <text:p text:style-name="MP13"><text:span text:style-name="MT17">Click to edit Master subtitle style</text:span></text:p>
        </draw:text-box>
      </draw:frame>
      <draw:frame draw:name="Date Placeholder 3" presentation:style-name="Mpr80" draw:text-style-name="MP3" draw:layer="backgroundobjects" svg:width="6.523cm" svg:height="1.447cm" svg:x="4.4cm" svg:y="19.129cm" presentation:class="date-time">
        <draw:text-box>
          <text:p/>
        </draw:text-box>
      </draw:frame>
      <draw:frame draw:name="Footer Placeholder 4" presentation:style-name="Mpr80" draw:text-style-name="MP3" draw:layer="backgroundobjects" svg:width="8.875cm" svg:height="1.447cm" svg:x="11.075cm" svg:y="19.129cm" presentation:class="footer">
        <draw:text-box>
          <text:p/>
        </draw:text-box>
      </draw:frame>
      <draw:frame draw:name="Slide Number Placeholder 5" presentation:style-name="Mpr80" draw:text-style-name="MP3" draw:layer="backgroundobjects" svg:width="6.523cm" svg:height="1.447cm" svg:x="20.075cm" svg:y="19.129cm" presentation:class="page-number">
        <draw:text-box>
          <text:p text:style-name="MP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4.848cm" svg:height="11.136cm" svg:x="3.075cm" svg:y="2.257cm" presentation:class="page"/>
        <draw:frame draw:name="Notes Placeholder 2" presentation:style-name="Mpr8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frame draw:name="Picture 6" draw:style-name="Mgr3" draw:layer="Master2-bg" svg:width="28.016cm" svg:height="21cm" svg:x="0cm" svg:y="0cm">
        <draw:image xlink:href="Pictures/image7.png" xlink:type="simple" xlink:show="embed" xlink:actuate="onLoad">
          <text:p/>
        </draw:image>
      </draw:frame>
      <draw:frame draw:name="Title 1" presentation:style-name="Mpr83" draw:text-style-name="MP3" draw:layer="backgroundobjects" svg:width="22.5cm" svg:height="3.467cm" svg:x="4.5cm" svg:y="0.8cm" presentation:class="title">
        <draw:text-box>
          <text:p text:style-name="MP9"><text:span text:style-name="MT18">Click to edit Master title style</text:span></text:p>
        </draw:text-box>
      </draw:frame>
      <draw:frame draw:name="Content Placeholder 2" presentation:style-name="Mpr84" draw:text-style-name="MP3" draw:layer="backgroundobjects" svg:width="22.5cm" svg:height="12.179cm" svg:x="4.5cm" svg:y="5.066cm" presentation:class="title">
        <draw:text-box>
          <text:p text:style-name="MP12"><text:span text:style-name="MT14">Click to edit Master text styles</text:span><text:span text:style-name="MT14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85" draw:text-style-name="MP3" draw:layer="backgroundobjects" svg:width="6.523cm" svg:height="1.447cm" svg:x="4.4cm" svg:y="19.129cm" presentation:class="date-time">
        <draw:text-box>
          <text:p/>
        </draw:text-box>
      </draw:frame>
      <draw:frame draw:name="Footer Placeholder 4" presentation:style-name="Mpr85" draw:text-style-name="MP3" draw:layer="backgroundobjects" svg:width="8.875cm" svg:height="1.447cm" svg:x="11.075cm" svg:y="19.129cm" presentation:class="footer">
        <draw:text-box>
          <text:p/>
        </draw:text-box>
      </draw:frame>
      <draw:frame draw:name="Slide Number Placeholder 5" presentation:style-name="Mpr85" draw:text-style-name="MP3" draw:layer="backgroundobjects" svg:width="6.523cm" svg:height="1.447cm" svg:x="20.075cm" svg:y="19.129cm" presentation:class="page-number">
        <draw:text-box>
          <text:p text:style-name="MP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4.848cm" svg:height="11.136cm" svg:x="3.075cm" svg:y="2.257cm" presentation:class="page"/>
        <draw:frame draw:name="Notes Placeholder 2" presentation:style-name="Mpr8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frame draw:name="Picture 6" draw:style-name="Mgr3" draw:layer="Master2-bg" svg:width="28.016cm" svg:height="21cm" svg:x="0cm" svg:y="0cm">
        <draw:image xlink:href="Pictures/image7.png" xlink:type="simple" xlink:show="embed" xlink:actuate="onLoad">
          <text:p/>
        </draw:image>
      </draw:frame>
      <draw:frame draw:name="Title 1" presentation:style-name="Mpr88" draw:text-style-name="MP3" draw:layer="backgroundobjects" svg:width="24.152cm" svg:height="8.736cm" svg:x="1.909cm" svg:y="5.234cm" presentation:class="title">
        <draw:text-box>
          <text:p text:style-name="MP9"><text:span text:style-name="MT16">Click to edit Master title style</text:span></text:p>
        </draw:text-box>
      </draw:frame>
      <draw:frame draw:name="Text Placeholder 2" presentation:style-name="Mpr89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2"><text:span text:style-name="MT19">Click to edit Master text styles</text:span></text:p>
            </text:list-item>
          </text:list>
        </draw:text-box>
      </draw:frame>
      <draw:frame draw:name="Date Placeholder 3" presentation:style-name="Mpr90" draw:text-style-name="MP3" draw:layer="backgroundobjects" svg:width="6.523cm" svg:height="1.447cm" svg:x="4.4cm" svg:y="19.129cm" presentation:class="date-time">
        <draw:text-box>
          <text:p/>
        </draw:text-box>
      </draw:frame>
      <draw:frame draw:name="Footer Placeholder 4" presentation:style-name="Mpr90" draw:text-style-name="MP3" draw:layer="backgroundobjects" svg:width="8.875cm" svg:height="1.447cm" svg:x="11.075cm" svg:y="19.129cm" presentation:class="footer">
        <draw:text-box>
          <text:p/>
        </draw:text-box>
      </draw:frame>
      <draw:frame draw:name="Slide Number Placeholder 5" presentation:style-name="Mpr90" draw:text-style-name="MP3" draw:layer="backgroundobjects" svg:width="6.523cm" svg:height="1.447cm" svg:x="20.075cm" svg:y="19.129cm" presentation:class="page-number">
        <draw:text-box>
          <text:p text:style-name="MP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4.848cm" svg:height="11.136cm" svg:x="3.075cm" svg:y="2.257cm" presentation:class="page"/>
        <draw:frame draw:name="Notes Placeholder 2" presentation:style-name="Mpr9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frame draw:name="Picture 7" draw:style-name="Mgr3" draw:layer="Master2-bg" svg:width="28.016cm" svg:height="21cm" svg:x="0cm" svg:y="0cm">
        <draw:image xlink:href="Pictures/image7.png" xlink:type="simple" xlink:show="embed" xlink:actuate="onLoad">
          <text:p/>
        </draw:image>
      </draw:frame>
      <draw:frame draw:name="Title 1" presentation:style-name="Mpr93" draw:text-style-name="MP3" draw:layer="backgroundobjects" svg:width="22.5cm" svg:height="3.467cm" svg:x="4.5cm" svg:y="0.8cm" presentation:class="title">
        <draw:text-box>
          <text:p text:style-name="MP9"><text:span text:style-name="MT18">Click to edit Master title style</text:span></text:p>
        </draw:text-box>
      </draw:frame>
      <draw:frame draw:name="Content Placeholder 2" presentation:style-name="Mpr94" draw:text-style-name="MP3" draw:layer="backgroundobjects" svg:width="11.038cm" svg:height="12.18cm" svg:x="4.498cm" svg:y="5.067cm" presentation:class="title">
        <draw:text-box>
          <text:p text:style-name="MP12"><text:span text:style-name="MT14">Click to edit Master text styles</text:span><text:span text:style-name="MT14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94" draw:text-style-name="MP3" draw:layer="backgroundobjects" svg:width="11.042cm" svg:height="12.18cm" svg:x="15.959cm" svg:y="5.067cm" presentation:class="title">
        <draw:text-box>
          <text:p text:style-name="MP12"><text:span text:style-name="MT14">Click to edit Master text styles</text:span><text:span text:style-name="MT14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95" draw:text-style-name="MP3" draw:layer="backgroundobjects" svg:width="6.523cm" svg:height="1.447cm" svg:x="4.4cm" svg:y="19.129cm" presentation:class="date-time">
        <draw:text-box>
          <text:p/>
        </draw:text-box>
      </draw:frame>
      <draw:frame draw:name="Footer Placeholder 5" presentation:style-name="Mpr95" draw:text-style-name="MP3" draw:layer="backgroundobjects" svg:width="8.875cm" svg:height="1.447cm" svg:x="11.075cm" svg:y="19.129cm" presentation:class="footer">
        <draw:text-box>
          <text:p/>
        </draw:text-box>
      </draw:frame>
      <draw:frame draw:name="Slide Number Placeholder 6" presentation:style-name="Mpr95" draw:text-style-name="MP3" draw:layer="backgroundobjects" svg:width="6.523cm" svg:height="1.447cm" svg:x="20.075cm" svg:y="19.129cm" presentation:class="page-number">
        <draw:text-box>
          <text:p text:style-name="MP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4.848cm" svg:height="11.136cm" svg:x="3.075cm" svg:y="2.257cm" presentation:class="page"/>
        <draw:frame draw:name="Notes Placeholder 2" presentation:style-name="Mpr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frame draw:name="Picture 9" draw:style-name="Mgr3" draw:layer="Master2-bg" svg:width="28.016cm" svg:height="21cm" svg:x="0cm" svg:y="0cm">
        <draw:image xlink:href="Pictures/image7.png" xlink:type="simple" xlink:show="embed" xlink:actuate="onLoad">
          <text:p/>
        </draw:image>
      </draw:frame>
      <draw:frame draw:name="Title 1" presentation:style-name="Mpr98" draw:text-style-name="MP3" draw:layer="backgroundobjects" svg:width="24.152cm" svg:height="4.057cm" svg:x="1.927cm" svg:y="1.12cm" presentation:class="title">
        <draw:text-box>
          <text:p text:style-name="MP9"><text:span text:style-name="MT18">Click to edit Master title style</text:span></text:p>
        </draw:text-box>
      </draw:frame>
      <draw:frame draw:name="Text Placeholder 2" presentation:style-name="Mpr99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2"><text:span text:style-name="MT20">Click to edit Master text styles</text:span></text:p>
            </text:list-item>
          </text:list>
        </draw:text-box>
      </draw:frame>
      <draw:frame draw:name="Content Placeholder 3" presentation:style-name="Mpr100" draw:text-style-name="MP3" draw:layer="backgroundobjects" svg:width="11.849cm" svg:height="11.284cm" svg:x="1.927cm" svg:y="7.669cm" presentation:class="title">
        <draw:text-box>
          <text:p text:style-name="MP12"><text:span text:style-name="MT14">Click to edit Master text styles</text:span><text:span text:style-name="MT14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99" draw:text-style-name="MP3" draw:layer="backgroundobjects" svg:width="11.902cm" svg:height="2.522cm" svg:x="14.177cm" svg:y="5.146cm" presentation:class="outline">
        <draw:text-box>
          <text:list text:style-name="ML2">
            <text:list-item>
              <text:p text:style-name="MP12"><text:span text:style-name="MT20">Click to edit Master text styles</text:span></text:p>
            </text:list-item>
          </text:list>
        </draw:text-box>
      </draw:frame>
      <draw:frame draw:name="Content Placeholder 5" presentation:style-name="Mpr100" draw:text-style-name="MP3" draw:layer="backgroundobjects" svg:width="11.902cm" svg:height="11.284cm" svg:x="14.177cm" svg:y="7.669cm" presentation:class="title">
        <draw:text-box>
          <text:p text:style-name="MP12"><text:span text:style-name="MT14">Click to edit Master text styles</text:span><text:span text:style-name="MT14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101" draw:text-style-name="MP3" draw:layer="backgroundobjects" svg:width="6.523cm" svg:height="1.447cm" svg:x="4.4cm" svg:y="19.129cm" presentation:class="date-time">
        <draw:text-box>
          <text:p/>
        </draw:text-box>
      </draw:frame>
      <draw:frame draw:name="Footer Placeholder 7" presentation:style-name="Mpr101" draw:text-style-name="MP3" draw:layer="backgroundobjects" svg:width="8.875cm" svg:height="1.447cm" svg:x="11.075cm" svg:y="19.129cm" presentation:class="footer">
        <draw:text-box>
          <text:p/>
        </draw:text-box>
      </draw:frame>
      <draw:frame draw:name="Slide Number Placeholder 8" presentation:style-name="Mpr101" draw:text-style-name="MP3" draw:layer="backgroundobjects" svg:width="6.523cm" svg:height="1.447cm" svg:x="20.075cm" svg:y="19.129cm" presentation:class="page-number">
        <draw:text-box>
          <text:p text:style-name="MP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4.848cm" svg:height="11.136cm" svg:x="3.075cm" svg:y="2.257cm" presentation:class="page"/>
        <draw:frame draw:name="Notes Placeholder 2" presentation:style-name="Mpr10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frame draw:name="Picture 5" draw:style-name="Mgr3" draw:layer="Master2-bg" svg:width="28.016cm" svg:height="21cm" svg:x="0cm" svg:y="0cm">
        <draw:image xlink:href="Pictures/image7.png" xlink:type="simple" xlink:show="embed" xlink:actuate="onLoad">
          <text:p/>
        </draw:image>
      </draw:frame>
      <draw:frame draw:name="Title 1" presentation:style-name="Mpr104" draw:text-style-name="MP3" draw:layer="backgroundobjects" svg:width="22.5cm" svg:height="3.467cm" svg:x="4.5cm" svg:y="0.8cm" presentation:class="title">
        <draw:text-box>
          <text:p text:style-name="MP9"><text:span text:style-name="MT18">Click to edit Master title style</text:span></text:p>
        </draw:text-box>
      </draw:frame>
      <draw:frame draw:name="Date Placeholder 2" presentation:style-name="Mpr105" draw:text-style-name="MP3" draw:layer="backgroundobjects" svg:width="6.523cm" svg:height="1.447cm" svg:x="4.4cm" svg:y="19.129cm" presentation:class="date-time">
        <draw:text-box>
          <text:p/>
        </draw:text-box>
      </draw:frame>
      <draw:frame draw:name="Footer Placeholder 3" presentation:style-name="Mpr105" draw:text-style-name="MP3" draw:layer="backgroundobjects" svg:width="8.875cm" svg:height="1.447cm" svg:x="11.075cm" svg:y="19.129cm" presentation:class="footer">
        <draw:text-box>
          <text:p/>
        </draw:text-box>
      </draw:frame>
      <draw:frame draw:name="Slide Number Placeholder 4" presentation:style-name="Mpr105" draw:text-style-name="MP3" draw:layer="backgroundobjects" svg:width="6.523cm" svg:height="1.447cm" svg:x="20.075cm" svg:y="19.129cm" presentation:class="page-number">
        <draw:text-box>
          <text:p text:style-name="MP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4.848cm" svg:height="11.136cm" svg:x="3.075cm" svg:y="2.257cm" presentation:class="page"/>
        <draw:frame draw:name="Notes Placeholder 2" presentation:style-name="Mpr10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frame draw:name="Picture 4" draw:style-name="Mgr3" draw:layer="Master2-bg" svg:width="28.016cm" svg:height="21cm" svg:x="0cm" svg:y="0cm">
        <draw:image xlink:href="Pictures/image7.png" xlink:type="simple" xlink:show="embed" xlink:actuate="onLoad">
          <text:p/>
        </draw:image>
      </draw:frame>
      <draw:frame draw:name="Date Placeholder 1" presentation:style-name="Mpr108" draw:text-style-name="MP3" draw:layer="backgroundobjects" svg:width="6.523cm" svg:height="1.447cm" svg:x="4.4cm" svg:y="19.129cm" presentation:class="date-time">
        <draw:text-box>
          <text:p/>
        </draw:text-box>
      </draw:frame>
      <draw:frame draw:name="Footer Placeholder 2" presentation:style-name="Mpr108" draw:text-style-name="MP3" draw:layer="backgroundobjects" svg:width="8.875cm" svg:height="1.447cm" svg:x="11.075cm" svg:y="19.129cm" presentation:class="footer">
        <draw:text-box>
          <text:p/>
        </draw:text-box>
      </draw:frame>
      <draw:frame draw:name="Slide Number Placeholder 3" presentation:style-name="Mpr108" draw:text-style-name="MP3" draw:layer="backgroundobjects" svg:width="6.523cm" svg:height="1.447cm" svg:x="20.075cm" svg:y="19.129cm" presentation:class="page-number">
        <draw:text-box>
          <text:p text:style-name="MP2"><text:span text:style-name="MT15"><text:page-number>&lt;number&gt;</text:page-number></text:span></text:p>
        </draw:text-box>
      </draw:frame>
      <draw:frame presentation:style-name="Master2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2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4.848cm" svg:height="11.136cm" svg:x="3.075cm" svg:y="2.257cm" presentation:class="page"/>
        <draw:frame draw:name="Notes Placeholder 2" presentation:style-name="Mpr10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frame draw:name="Picture 7" draw:style-name="Mgr3" draw:layer="Master2-bg" svg:width="28.016cm" svg:height="21cm" svg:x="0cm" svg:y="0cm">
        <draw:image xlink:href="Pictures/image7.png" xlink:type="simple" xlink:show="embed" xlink:actuate="onLoad">
          <text:p/>
        </draw:image>
      </draw:frame>
      <draw:frame draw:name="Title 1" presentation:style-name="Mpr111" draw:text-style-name="MP3" draw:layer="backgroundobjects" svg:width="9.031cm" svg:height="4.904cm" svg:x="1.927cm" svg:y="1.398cm" presentation:class="title">
        <draw:text-box>
          <text:p text:style-name="MP9"><text:span text:style-name="MT21">Click to edit Master title style</text:span></text:p>
        </draw:text-box>
      </draw:frame>
      <draw:frame draw:name="Content Placeholder 2" presentation:style-name="Mpr112" draw:text-style-name="MP3" draw:layer="backgroundobjects" svg:width="14.173cm" svg:height="14.923cm" svg:x="11.906cm" svg:y="3.025cm" presentation:class="title">
        <draw:text-box>
          <text:p text:style-name="MP12"><text:span text:style-name="MT22">Click to edit Master text styles</text:span><text:span text:style-name="MT2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113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2"><text:span text:style-name="MT23">Click to edit Master text styles</text:span></text:p>
            </text:list-item>
          </text:list>
        </draw:text-box>
      </draw:frame>
      <draw:frame draw:name="Date Placeholder 4" presentation:style-name="Mpr114" draw:text-style-name="MP3" draw:layer="backgroundobjects" svg:width="6.523cm" svg:height="1.447cm" svg:x="4.4cm" svg:y="19.129cm" presentation:class="date-time">
        <draw:text-box>
          <text:p/>
        </draw:text-box>
      </draw:frame>
      <draw:frame draw:name="Footer Placeholder 5" presentation:style-name="Mpr114" draw:text-style-name="MP3" draw:layer="backgroundobjects" svg:width="8.875cm" svg:height="1.447cm" svg:x="11.075cm" svg:y="19.129cm" presentation:class="footer">
        <draw:text-box>
          <text:p/>
        </draw:text-box>
      </draw:frame>
      <draw:frame draw:name="Slide Number Placeholder 6" presentation:style-name="Mpr114" draw:text-style-name="MP3" draw:layer="backgroundobjects" svg:width="6.523cm" svg:height="1.447cm" svg:x="20.075cm" svg:y="19.129cm" presentation:class="page-number">
        <draw:text-box>
          <text:p text:style-name="MP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4.848cm" svg:height="11.136cm" svg:x="3.075cm" svg:y="2.257cm" presentation:class="page"/>
        <draw:frame draw:name="Notes Placeholder 2" presentation:style-name="Mpr1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frame draw:name="Picture 7" draw:style-name="Mgr3" draw:layer="Master2-bg" svg:width="28.016cm" svg:height="21cm" svg:x="0cm" svg:y="0cm">
        <draw:image xlink:href="Pictures/image7.png" xlink:type="simple" xlink:show="embed" xlink:actuate="onLoad">
          <text:p/>
        </draw:image>
      </draw:frame>
      <draw:frame draw:name="Title 1" presentation:style-name="Mpr117" draw:text-style-name="MP3" draw:layer="backgroundobjects" svg:width="9.031cm" svg:height="4.904cm" svg:x="1.927cm" svg:y="1.398cm" presentation:class="title">
        <draw:text-box>
          <text:p text:style-name="MP9"><text:span text:style-name="MT21">Click to edit Master title style</text:span></text:p>
        </draw:text-box>
      </draw:frame>
      <draw:frame draw:name="Picture Placeholder 2" presentation:style-name="Mpr118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11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2"><text:span text:style-name="MT23">Click to edit Master text styles</text:span></text:p>
            </text:list-item>
          </text:list>
        </draw:text-box>
      </draw:frame>
      <draw:frame draw:name="Date Placeholder 4" presentation:style-name="Mpr120" draw:text-style-name="MP3" draw:layer="backgroundobjects" svg:width="6.523cm" svg:height="1.447cm" svg:x="4.4cm" svg:y="19.129cm" presentation:class="date-time">
        <draw:text-box>
          <text:p/>
        </draw:text-box>
      </draw:frame>
      <draw:frame draw:name="Footer Placeholder 5" presentation:style-name="Mpr120" draw:text-style-name="MP3" draw:layer="backgroundobjects" svg:width="8.875cm" svg:height="1.447cm" svg:x="11.075cm" svg:y="19.129cm" presentation:class="footer">
        <draw:text-box>
          <text:p/>
        </draw:text-box>
      </draw:frame>
      <draw:frame draw:name="Slide Number Placeholder 6" presentation:style-name="Mpr120" draw:text-style-name="MP3" draw:layer="backgroundobjects" svg:width="6.523cm" svg:height="1.447cm" svg:x="20.075cm" svg:y="19.129cm" presentation:class="page-number">
        <draw:text-box>
          <text:p text:style-name="MP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4.848cm" svg:height="11.136cm" svg:x="3.075cm" svg:y="2.257cm" presentation:class="page"/>
        <draw:frame draw:name="Notes Placeholder 2" presentation:style-name="Mpr12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frame draw:name="Picture 6" draw:style-name="Mgr3" draw:layer="Master2-bg" svg:width="28.016cm" svg:height="21cm" svg:x="0cm" svg:y="0cm">
        <draw:image xlink:href="Pictures/image7.png" xlink:type="simple" xlink:show="embed" xlink:actuate="onLoad">
          <text:p/>
        </draw:image>
      </draw:frame>
      <draw:frame draw:name="Title 1" presentation:style-name="Mpr123" draw:text-style-name="MP3" draw:layer="backgroundobjects" svg:width="22.5cm" svg:height="3.467cm" svg:x="4.5cm" svg:y="0.8cm" presentation:class="title">
        <draw:text-box>
          <text:p text:style-name="MP9"><text:span text:style-name="MT18">Click to edit Master title style</text:span></text:p>
        </draw:text-box>
      </draw:frame>
      <draw:frame draw:name="Vertical Text Placeholder 2" presentation:style-name="Mpr124" draw:text-style-name="MP11" draw:layer="backgroundobjects" svg:width="22.5cm" svg:height="12.179cm" svg:x="4.5cm" svg:y="5.066cm" presentation:class="outline">
        <draw:text-box>
          <text:list text:style-name="ML2">
            <text:list-item>
              <text:p text:style-name="MP12"><text:span text:style-name="MT1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5" draw:text-style-name="MP3" draw:layer="backgroundobjects" svg:width="6.523cm" svg:height="1.447cm" svg:x="4.4cm" svg:y="19.129cm" presentation:class="date-time">
        <draw:text-box>
          <text:p/>
        </draw:text-box>
      </draw:frame>
      <draw:frame draw:name="Footer Placeholder 4" presentation:style-name="Mpr125" draw:text-style-name="MP3" draw:layer="backgroundobjects" svg:width="8.875cm" svg:height="1.447cm" svg:x="11.075cm" svg:y="19.129cm" presentation:class="footer">
        <draw:text-box>
          <text:p/>
        </draw:text-box>
      </draw:frame>
      <draw:frame draw:name="Slide Number Placeholder 5" presentation:style-name="Mpr125" draw:text-style-name="MP3" draw:layer="backgroundobjects" svg:width="6.523cm" svg:height="1.447cm" svg:x="20.075cm" svg:y="19.129cm" presentation:class="page-number">
        <draw:text-box>
          <text:p text:style-name="MP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4.848cm" svg:height="11.136cm" svg:x="3.075cm" svg:y="2.257cm" presentation:class="page"/>
        <draw:frame draw:name="Notes Placeholder 2" presentation:style-name="Mpr12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frame draw:name="Picture 6" draw:style-name="Mgr3" draw:layer="Master2-bg" svg:width="28.016cm" svg:height="21cm" svg:x="0cm" svg:y="0cm">
        <draw:image xlink:href="Pictures/image7.png" xlink:type="simple" xlink:show="embed" xlink:actuate="onLoad">
          <text:p/>
        </draw:image>
      </draw:frame>
      <draw:frame draw:name="Vertical Title 1" presentation:style-name="Mpr128" draw:text-style-name="MP11" draw:layer="backgroundobjects" svg:width="5.622cm" svg:height="16.448cm" svg:x="21.378cm" svg:y="0.798cm" presentation:class="title">
        <draw:text-box>
          <text:p text:style-name="MP9"><text:span text:style-name="MT18">Click to edit Master title style</text:span></text:p>
        </draw:text-box>
      </draw:frame>
      <draw:frame draw:name="Vertical Text Placeholder 2" presentation:style-name="Mpr129" draw:text-style-name="MP11" draw:layer="backgroundobjects" svg:width="16.457cm" svg:height="16.448cm" svg:x="4.498cm" svg:y="0.798cm" presentation:class="outline">
        <draw:text-box>
          <text:list text:style-name="ML2">
            <text:list-item>
              <text:p text:style-name="MP12"><text:span text:style-name="MT1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0" draw:text-style-name="MP3" draw:layer="backgroundobjects" svg:width="6.523cm" svg:height="1.447cm" svg:x="4.4cm" svg:y="19.129cm" presentation:class="date-time">
        <draw:text-box>
          <text:p/>
        </draw:text-box>
      </draw:frame>
      <draw:frame draw:name="Footer Placeholder 4" presentation:style-name="Mpr130" draw:text-style-name="MP3" draw:layer="backgroundobjects" svg:width="8.875cm" svg:height="1.447cm" svg:x="11.075cm" svg:y="19.129cm" presentation:class="footer">
        <draw:text-box>
          <text:p/>
        </draw:text-box>
      </draw:frame>
      <draw:frame draw:name="Slide Number Placeholder 5" presentation:style-name="Mpr130" draw:text-style-name="MP3" draw:layer="backgroundobjects" svg:width="6.523cm" svg:height="1.447cm" svg:x="20.075cm" svg:y="19.129cm" presentation:class="page-number">
        <draw:text-box>
          <text:p text:style-name="MP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4.848cm" svg:height="11.136cm" svg:x="3.075cm" svg:y="2.257cm" presentation:class="page"/>
        <draw:frame draw:name="Notes Placeholder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title>PowerPoint Presentation</dc:title>
    <meta:creation-date>2015-04-21T22:02:16Z</meta:creation-date>
    <dc:date>2015-04-29T00:16:24.616367657</dc:date>
    <meta:editing-cycles>21</meta:editing-cycles>
    <meta:editing-duration>PT8H21M49S</meta:editing-duration>
    <meta:document-statistic meta:object-count="388"/>
  </office:meta>
</office:document-meta>
</file>